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3e2d"/>
    </style:style>
    <style:style style:name="P3" style:family="paragraph" style:parent-style-name="Text_20_body">
      <style:text-properties officeooo:paragraph-rsid="0136717d"/>
    </style:style>
    <style:style style:name="P4" style:family="paragraph" style:parent-style-name="Text_20_body">
      <style:text-properties officeooo:rsid="0114d9da" officeooo:paragraph-rsid="0114d9da"/>
    </style:style>
    <style:style style:name="P5" style:family="paragraph" style:parent-style-name="Text_20_body">
      <style:text-properties officeooo:rsid="013703ba" officeooo:paragraph-rsid="013703ba"/>
    </style:style>
    <style:style style:name="P6" style:family="paragraph" style:parent-style-name="Text_20_body">
      <style:text-properties officeooo:paragraph-rsid="01377945"/>
    </style:style>
    <style:style style:name="P7" style:family="paragraph" style:parent-style-name="Text_20_body">
      <style:text-properties officeooo:rsid="01377945" officeooo:paragraph-rsid="01377945"/>
    </style:style>
    <style:style style:name="P8" style:family="paragraph" style:parent-style-name="Text_20_body">
      <style:text-properties officeooo:rsid="01396d55" officeooo:paragraph-rsid="01396d55"/>
    </style:style>
    <style:style style:name="P9" style:family="paragraph" style:parent-style-name="Text_20_body">
      <style:text-properties officeooo:paragraph-rsid="013a938d"/>
    </style:style>
    <style:style style:name="P10" style:family="paragraph" style:parent-style-name="Text_20_body">
      <style:text-properties officeooo:rsid="013c00a1" officeooo:paragraph-rsid="013c00a1"/>
    </style:style>
    <style:style style:name="P11" style:family="paragraph" style:parent-style-name="Text_20_body">
      <style:text-properties officeooo:rsid="013d2f3c" officeooo:paragraph-rsid="013d2f3c"/>
    </style:style>
    <style:style style:name="P12" style:family="paragraph" style:parent-style-name="Text_20_body">
      <style:text-properties officeooo:paragraph-rsid="013d2f3c"/>
    </style:style>
    <style:style style:name="P13" style:family="paragraph" style:parent-style-name="Text_20_body">
      <style:text-properties officeooo:rsid="013e96cd" officeooo:paragraph-rsid="013e96cd"/>
    </style:style>
    <style:style style:name="P14" style:family="paragraph" style:parent-style-name="Text_20_body">
      <style:text-properties officeooo:rsid="0140452c" officeooo:paragraph-rsid="0140452c"/>
    </style:style>
    <style:style style:name="P15" style:family="paragraph" style:parent-style-name="Text_20_body">
      <style:text-properties officeooo:rsid="0140a34f" officeooo:paragraph-rsid="0140a34f"/>
    </style:style>
    <style:style style:name="P16" style:family="paragraph" style:parent-style-name="Text_20_body">
      <style:text-properties officeooo:rsid="014203f6" officeooo:paragraph-rsid="014203f6"/>
    </style:style>
    <style:style style:name="P17" style:family="paragraph" style:parent-style-name="Text_20_body">
      <style:text-properties officeooo:rsid="014203f6" officeooo:paragraph-rsid="014318c9"/>
    </style:style>
    <style:style style:name="P18" style:family="paragraph" style:parent-style-name="Text_20_body">
      <style:text-properties officeooo:paragraph-rsid="014203f6"/>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34c10" style:font-weight-asian="bold" style:font-weight-complex="bold"/>
    </style:style>
    <style:style style:name="T6" style:family="text">
      <style:text-properties fo:font-weight="bold" officeooo:rsid="011370bb" style:font-weight-asian="bold" style:font-weight-complex="bold"/>
    </style:style>
    <style:style style:name="T7" style:family="text">
      <style:text-properties fo:font-weight="bold" officeooo:rsid="0109e9c1" style:font-weight-asian="bold" style:font-weight-complex="bold"/>
    </style:style>
    <style:style style:name="T8" style:family="text">
      <style:text-properties fo:font-weight="bold" officeooo:rsid="012539c3" style:font-weight-asian="bold" style:font-weight-complex="bold"/>
    </style:style>
    <style:style style:name="T9" style:family="text">
      <style:text-properties fo:font-weight="bold" officeooo:rsid="0133d2b9" style:font-weight-asian="bold" style:font-weight-complex="bold"/>
    </style:style>
    <style:style style:name="T10" style:family="text">
      <style:text-properties fo:font-weight="bold" officeooo:rsid="01377945" style:font-weight-asian="bold" style:font-weight-complex="bold"/>
    </style:style>
    <style:style style:name="T11" style:family="text">
      <style:text-properties fo:font-weight="bold" officeooo:rsid="01396d55" style:font-weight-asian="bold" style:font-weight-complex="bold"/>
    </style:style>
    <style:style style:name="T12" style:family="text">
      <style:text-properties fo:font-weight="bold" officeooo:rsid="013e96cd" style:font-weight-asian="bold" style:font-weight-complex="bold"/>
    </style:style>
    <style:style style:name="T13" style:family="text">
      <style:text-properties fo:font-weight="bold" officeooo:rsid="014203f6" style:font-weight-asian="bold" style:font-weight-complex="bold"/>
    </style:style>
    <style:style style:name="T14" style:family="text">
      <style:text-properties fo:font-weight="bold" officeooo:rsid="014318c9" style:font-weight-asian="bold" style:font-weight-complex="bold"/>
    </style:style>
    <style:style style:name="T15" style:family="text">
      <style:text-properties fo:font-weight="bold" officeooo:rsid="0114d9da"/>
    </style:style>
    <style:style style:name="T16" style:family="text">
      <style:text-properties officeooo:rsid="008be1ea"/>
    </style:style>
    <style:style style:name="T17" style:family="text">
      <style:text-properties officeooo:rsid="009dfa9b"/>
    </style:style>
    <style:style style:name="T18" style:family="text">
      <style:text-properties fo:font-weight="normal" style:font-weight-asian="normal" style:font-weight-complex="normal"/>
    </style:style>
    <style:style style:name="T19" style:family="text">
      <style:text-properties fo:font-weight="normal" officeooo:rsid="0114d9da" style:font-weight-asian="normal" style:font-weight-complex="normal"/>
    </style:style>
    <style:style style:name="T20" style:family="text">
      <style:text-properties fo:font-weight="normal" officeooo:rsid="013a938d" style:font-weight-asian="normal" style:font-weight-complex="normal"/>
    </style:style>
    <style:style style:name="T21" style:family="text">
      <style:text-properties officeooo:rsid="00e51007"/>
    </style:style>
    <style:style style:name="T22" style:family="text">
      <style:text-properties fo:color="#000000" fo:font-weight="normal" style:font-weight-asian="normal" style:font-weight-complex="normal"/>
    </style:style>
    <style:style style:name="T23" style:family="text">
      <style:text-properties fo:color="#000000" fo:font-weight="normal" officeooo:rsid="01038a7a" style:font-weight-asian="normal" style:font-weight-complex="normal"/>
    </style:style>
    <style:style style:name="T24" style:family="text">
      <style:text-properties fo:color="#000000" fo:font-weight="normal" officeooo:rsid="011370bb" style:font-weight-asian="normal" style:font-weight-complex="normal"/>
    </style:style>
    <style:style style:name="T25" style:family="text">
      <style:text-properties fo:color="#000000" fo:font-weight="normal" officeooo:rsid="0114d9da" style:font-weight-asian="normal" style:font-weight-complex="normal"/>
    </style:style>
    <style:style style:name="T26" style:family="text">
      <style:text-properties fo:color="#000000" fo:font-weight="normal" officeooo:rsid="01155a6f" style:font-weight-asian="normal" style:font-weight-complex="normal"/>
    </style:style>
    <style:style style:name="T27" style:family="text">
      <style:text-properties fo:color="#000000" fo:font-weight="normal" officeooo:rsid="01208f2d" style:font-weight-asian="normal" style:font-weight-complex="normal"/>
    </style:style>
    <style:style style:name="T28" style:family="text">
      <style:text-properties fo:color="#000000" fo:font-weight="normal" officeooo:rsid="012a3885" style:font-weight-asian="normal" style:font-weight-complex="normal"/>
    </style:style>
    <style:style style:name="T29" style:family="text">
      <style:text-properties fo:color="#000000" fo:font-weight="normal" officeooo:rsid="012c14e5" style:font-weight-asian="normal" style:font-weight-complex="normal"/>
    </style:style>
    <style:style style:name="T30" style:family="text">
      <style:text-properties fo:color="#000000" fo:font-weight="normal" officeooo:rsid="01302cf3" style:font-weight-asian="normal" style:font-weight-complex="normal"/>
    </style:style>
    <style:style style:name="T31" style:family="text">
      <style:text-properties fo:color="#000000" fo:font-weight="normal" officeooo:rsid="0136717d" style:font-weight-asian="normal" style:font-weight-complex="normal"/>
    </style:style>
    <style:style style:name="T32" style:family="text">
      <style:text-properties fo:color="#000000" fo:font-weight="normal" officeooo:rsid="013a479b" style:font-weight-asian="normal" style:font-weight-complex="normal"/>
    </style:style>
    <style:style style:name="T33" style:family="text">
      <style:text-properties fo:color="#000000" fo:font-weight="normal" officeooo:rsid="013a938d" style:font-weight-asian="normal" style:font-weight-complex="normal"/>
    </style:style>
    <style:style style:name="T34" style:family="text">
      <style:text-properties fo:color="#000000" fo:font-weight="normal" officeooo:rsid="013c00a1" style:font-weight-asian="normal" style:font-weight-complex="normal"/>
    </style:style>
    <style:style style:name="T35" style:family="text">
      <style:text-properties fo:color="#000000" fo:font-weight="bold" style:font-weight-asian="bold" style:font-weight-complex="bold"/>
    </style:style>
    <style:style style:name="T36" style:family="text">
      <style:text-properties fo:color="#000000" fo:font-weight="bold" officeooo:rsid="01029c3b" style:font-weight-asian="bold" style:font-weight-complex="bold"/>
    </style:style>
    <style:style style:name="T37" style:family="text">
      <style:text-properties fo:color="#000000" fo:font-weight="bold" officeooo:rsid="01038a7a" style:font-weight-asian="bold" style:font-weight-complex="bold"/>
    </style:style>
    <style:style style:name="T38" style:family="text">
      <style:text-properties fo:color="#000000" fo:font-weight="bold" officeooo:rsid="01155a6f" style:font-weight-asian="bold" style:font-weight-complex="bold"/>
    </style:style>
    <style:style style:name="T39" style:family="text">
      <style:text-properties fo:color="#000000" fo:font-weight="bold" officeooo:rsid="012c3a63" style:font-weight-asian="bold" style:font-weight-complex="bold"/>
    </style:style>
    <style:style style:name="T40" style:family="text">
      <style:text-properties fo:color="#000000" fo:font-weight="bold" officeooo:rsid="0136717d" style:font-weight-asian="bold" style:font-weight-complex="bold"/>
    </style:style>
    <style:style style:name="T41" style:family="text">
      <style:text-properties fo:color="#000000" fo:font-weight="bold" officeooo:rsid="013a938d" style:font-weight-asian="bold" style:font-weight-complex="bold"/>
    </style:style>
    <style:style style:name="T42" style:family="text">
      <style:text-properties officeooo:rsid="01083ab1"/>
    </style:style>
    <style:style style:name="T43" style:family="text">
      <style:text-properties officeooo:rsid="011793d6"/>
    </style:style>
    <style:style style:name="T44" style:family="text">
      <style:text-properties officeooo:rsid="0109e9c1"/>
    </style:style>
    <style:style style:name="T45" style:family="text">
      <style:text-properties officeooo:rsid="012df1a7"/>
    </style:style>
    <style:style style:name="T46" style:family="text">
      <style:text-properties officeooo:rsid="0136328f"/>
    </style:style>
    <style:style style:name="T47" style:family="text">
      <style:text-properties officeooo:rsid="013a479b"/>
    </style:style>
    <style:style style:name="T48" style:family="text">
      <style:text-properties officeooo:rsid="013a938d"/>
    </style:style>
    <style:style style:name="T49" style:family="text">
      <style:text-properties officeooo:rsid="013d2f3c"/>
    </style:style>
    <style:style style:name="T50" style:family="text">
      <style:text-properties officeooo:rsid="013e96cd"/>
    </style:style>
    <style:style style:name="T51" style:family="text">
      <style:text-properties officeooo:rsid="014203f6"/>
    </style:style>
    <style:style style:name="T52" style:family="text">
      <style:text-properties officeooo:rsid="014318c9"/>
    </style:style>
    <style:style style:name="T53" style:family="text">
      <style:text-properties officeooo:rsid="014440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2">17 November</text:span> 201<text:span text:style-name="T17">5</text:span> transmission <text:span text:style-name="T46">19-20 November</text:span> 201<text:span text:style-name="T17">5</text:span></text:p>
      <text:p text:style-name="P2"><text:span text:style-name="T3">[0]</text:span><text:span text:style-name="T21"> Bonjour, bienvenue a Choses Informatique! Hello! I’m celebrity facelift test dummy Kay Burley, and I go on twitter to read the thoughts of animals. With me today are Kriss (Hello!) Shi (Hello!) and Dick (Hello!) and our special studio guest today is A Dell (Hello!) in fact that’s a Dell Inspiron 1545 (Hello!) In the show this time we’re talk talking about Talk Talk being bork borked, we’re paying billions for the illusion of security, we’re hearting the twitters, and we’ve got Shi’s World of Stuff.</text:span></text:p>
      <text:p text:style-name="P12"><text:span text:style-name="T7">[</text:span><text:span text:style-name="T11">2</text:span><text:span text:style-name="T7"> Min]</text:span><text:span text:style-name="T44"> So. Talk Talk. That woman what looks like Paul Merton, what’s she like? Sits in the house of Lords, pulls down nearly seven million a year, married to a government minister, and can’t even repeat the words “SQL Injection attack”. She called it a “Sequential attack”. Yeah, the oldest one in the book, Little Bobby Tables. Courtesy of XKCD here’s a little dramatisation of how that works.</text:span></text:p>
      <text:p text:style-name="P12"><text:span text:style-name="T13">[HELLO-LONG.WAV]</text:span><text:span text:style-name="T51"><text:line-break/>Hi, this is your son’s school. We’re having some computer trouble.<text:line-break/>Oh dear did he break something?<text:line-break/>In a way - did you really name your son Robert’); DROP TABLE Students; --<text:line-break/>Oh yes. Little Bobby Tables, we call him<text:line-break/>Well we’ve lost this year’s student records. I hope you’re happy.<text:line-break/>And I hope you’ve learned to sanitize your data inputs.</text:span></text:p>
      <text:p text:style-name="P13">By the way, <text:span text:style-name="T53">Bobby’s sist</text:span>er is named Help I’m trapped in a driving licence factory.</text:p>
      <text:p text:style-name="P12"><text:span text:style-name="T44">They tried to say it was a sophisticated attack by middle eastern terrorists, until the fuz lifted four spotty kids from around the British isles. They didn’t know whether the data was encrypted, until it was, and then it wasn’t. Watch them squirm. Watch them contradict themselves. Watch them keep you locked into your contract and offer you £30.20 compo after you’re stung for 3500 quid.</text:span></text:p>
      <text:p text:style-name="P13">Did you see the writeup that kid got in the Daily Mail. <text:span text:style-name="T51">He has a skateboard. </text:span>He’s suing, by the way.</text:p>
      <text:p text:style-name="P11">Consumers asked “How do we know who we can trust?” Well, when they’re having multiple security flaps in a year, you might start to form a picture. </text:p>
      <text:p text:style-name="P10">In similar news 000webhost.com<text:span text:style-name="T49"> just ha</text:span>d 13 million usernames and plaintext passwords lifted ... <text:span text:style-name="T51">one of them’s</text:span> mine, write this down, upla0dc0d3z. Total and utter shambles.</text:p>
      <text:p text:style-name="P11"><text:span text:style-name="T1">[</text:span><text:span text:style-name="T13">7</text:span><text:span text:style-name="T1"> Min]</text:span> Let’s talk about something more fun before we have to tackle the new Snoopers Charter. <text:span text:style-name="T50">Once again we tell you about the contribution software is making to aviation safety. This month we learned that a Quantas 737 scraped its back end on a runway when the pilot fat fingered the wrong number into an iPad, understated the takeoff weight by ten tons. And Paris Orly airport had to close temporarily when its bad weather landing system went down - turns out it runs on Windows 3.1.</text:span></text:p>
      <text:p text:style-name="P11"><text:span text:style-name="T1">[</text:span><text:span text:style-name="T12">8</text:span><text:span text:style-name="T1"> Min]</text:span> Ok it’s time to be scared. Be very scared. It’s back, and it’s worse than ever. Here’s your Big Brother Update. <text:span text:style-name="T1">[BIGBROJING.WAV]</text:span></text:p>
      <text:p text:style-name="P17">Even before Paris, the snooper’s charter was back. Just for a change, let’s ignore the privacy thing. For <text:span text:style-name="T52">starters</text:span>, if some of the Paris murderers were already on the books, <text:span text:style-name="T52">how does this work again?</text:span></text:p>
      <text:p text:style-name="P16">There are huge technical problems. The net is not the web. The net doesn’t work like telephones, there is no such thing as an Internet Connection Record. There are just tiny packets of data flying off in all directions.</text:p>
      <text:p text:style-name="P15"><text:span text:style-name="T51">Another</text:span> problem, <text:span text:style-name="T51">i</text:span>t’s not just the anti-terrorist officers that will have access. It’s PC plod, who already has enough guidelines to memorise. And (because the data’s going to be stored by the likes of Talk Talk) it’s spotty teenagers in bedrooms and the Russian mob who are going to get your browser history. </text:p>
      <text:p text:style-name="P15">And <text:span text:style-name="T51">then there’s</text:span> the money. <text:span text:style-name="T51">It</text:span> has an estimated <text:span text:style-name="T51">ten </text:span>year cost of £<text:span text:style-name="T51">247</text:span>m (to be paid for by you and me)... except th<text:span text:style-name="T51">ey get this</text:span> figure by completely omitting the ISP’s costs, which are listed as <text:soft-page-break/>“unknown”, <text:span text:style-name="T51">except last time it was going to be £2bn.</text:span> Also paid for by you and me.</text:p>
      <text:p text:style-name="P15"><text:span text:style-name="T52">And now</text:span> we’ve <text:span text:style-name="T52">got</text:span> that nice Mister Osborne cough up silly money for more actual spook people (which is probably good) and for a new national cyber security thing, or subsidising Talk Talk as we call it. Which would be a good thing but it’s going to be in Cheltenham of all places. Who’ll believe a word they say when their colleagues’ job is secretly weakening security?</text:p>
      <text:p text:style-name="P16">There’s even stuff in there forcing ISP staff to hack their customers and keep stumm about it.</text:p>
      <text:p text:style-name="P18"><text:span text:style-name="T12">[12 Min] </text:span><text:span text:style-name="T50">Let’s cheer ourselves up again. The Twitters is all restive again. This time last month we were all happy, we could favourite a tweet by clicking on the ickle star. Then they changed it. No warning. Suddenly the star has turned into a heart. And the heart is pink, and animated and we hates it forever. When you click it, bits fly off. First world problems, eh?</text:span></text:p>
      <text:p text:style-name="P18"><text:span text:style-name="T2">[1</text:span><text:span text:style-name="T4">4</text:span><text:span text:style-name="T2"> Min]</text:span><text:span text:style-name="T16"> This is IT Stuff on BCB Radio 106.6 FM (Hello!) </text:span><text:span text:style-name="T28">and now</text:span><text:span text:style-name="T24"> </text:span><text:span text:style-name="T31">it’s time for a new feature on IT Stuff. To talk about devices and hardware, here’s Shi’s World of Stuff! </text:span><text:span text:style-name="T40">[WORLDOFSTUFF.WAV]</text:span></text:p>
      <text:p text:style-name="P7"><text:span text:style-name="T31">A</text:span><text:span text:style-name="T22">nd this month’s Shi’s World of Stuff is all about </text:span><text:span text:style-name="T34">CHIP, the world’s first nine dollar computer</text:span><text:span text:style-name="T22">. </text:span><text:span text:style-name="T33">What’s that Shi? -- </text:span><text:span text:style-name="T34">it’s on kickstarter -- it’s got a horrible pseudoshruggie! 1GHz/half a gig memory/4gig storage, built in wifi and bluetooth!</text:span></text:p>
      <text:p text:style-name="P8"><text:span text:style-name="T35">[19 Min]</text:span><text:span text:style-name="T22"> </text:span><text:span text:style-name="T32">Ok. before we do the local events we might have time for a quick money making tip. The Register report</text:span><text:span text:style-name="T33">s</text:span><text:span text:style-name="T32"> on some Australian woman called Chantelle. She went to the races down there in Melbourne and </text:span><text:span text:style-name="T33">she </text:span><text:span text:style-name="T32">bet on a 100 to one outsider and it came in and she won! Nine hundred Australian dollars! She were that chuffed, she put a selfie on Facebook, </text:span><text:span text:style-name="T33">like you do, </text:span><text:span text:style-name="T32">her with the face and the winning ticket. </text:span><text:span text:style-name="T33">Sadly</text:span><text:span text:style-name="T32"> one of her so-called friends used their mad skillz in photoshop to print off a fake copy of the ticket, went round the bookies and got the brass before Chantelle. This is what we mean by ‘opsec’, right </text:span><text:span text:style-name="T33">folks</text:span><text:span text:style-name="T32">? </text:span><text:span text:style-name="T33">Srsly.</text:span></text:p>
      <text:p text:style-name="Text_20_body"><text:span text:style-name="T36">[</text:span><text:span text:style-name="T39">2</text:span><text:span text:style-name="T41">0</text:span><text:span text:style-name="T37"> Min]</text:span><text:span text:style-name="T23"> </text:span><text:span text:style-name="T31">Now to round out the show it’s our</text:span><text:span text:style-name="T23"> </text:span><text:span text:style-name="T31">L</text:span><text:span text:style-name="T25">ocal </text:span><text:span text:style-name="T27">events </text:span><text:span text:style-name="T29">roundup!</text:span></text:p>
      <text:p text:style-name="P9"><text:span text:style-name="T38">Coder Dojo</text:span><text:span text:style-name="T26">. </text:span><text:span text:style-name="T30">Next one will be 28th November </text:span><text:span text:style-name="T33">(</text:span><text:span text:style-name="Strong_20_Emphasis"><text:span text:style-name="T30">Saturday morning 9:30 - 12:00</text:span></text:span><text:span text:style-name="Strong_20_Emphasis"><text:span text:style-name="T33">)</text:span></text:span><text:span text:style-name="T33"> come on mum, come on dad, turn your little monsters into evil geniuses. book via www.ticbradford.com/coderdojo</text:span></text:p>
      <text:p text:style-name="P4"><text:span text:style-name="T1">Badonkadonk</text:span>. <text:span text:style-name="T43">Chillaxed get together for local games developers. Next one December 9th. </text:span></text:p>
      <text:p text:style-name="P5"><text:span text:style-name="T1">Gamayo</text:span> <text:span text:style-name="T48">will have been and gone by the next show. What’s that stuff you were manufacturing on your kitchen table?</text:span>. <text:span text:style-name="T47">I shall officially hand over the IT Stuff Dictaphone of Interviewage!</text:span></text:p>
      <text:p text:style-name="P9"><text:span text:style-name="T15">Yorkshire Sound Women Network.</text:span><text:span text:style-name="T19"> </text:span><text:span text:style-name="T20">There’s two things coming up and they’re both fully booked, but it’s awesome, tell us about the Hammond Organ Shi! Read all about it at yorkshiresoundwomen.wordpress.com, join the mailing list and get in quick for future events.</text:span></text:p>
      <text:p text:style-name="P14"><text:span text:style-name="T20">W</text:span><text:span text:style-name="T18">hile we’re at it, Dick, you and your sis went to Oggcamp in Liverpool, what talks did you attend?</text:span></text:p>
      <text:p text:style-name="P6"><text:span text:style-name="T1">[2</text:span><text:span text:style-name="T10">4 1/2</text:span><text:span text:style-name="T1"> Min]</text:span> <text:span text:style-name="T45">Thanks folks. And that’s about it for another month. But first we’ll need to explain about this month’s closing music. Since Linux kernel 4.0 came out, you can now update your kernel by patching a running system instead of rebooting it, this is known as kgraft, and to celebrate kgraft in OpenSUSE Leap 42.1 (which came out on Mischief Night) they’ve just released a proper professional rerecording of Uptown Funk. Everybody I’ve mentioned this to reckons they’ve already seen it, I think they’re telling me porkies cos it’s only had like nine thousand views. Anyway next week here on BCB you’ve got films in </text:span>The Fandomain,<text:span text:style-name="T45"> we’re back in four weeks. So it’s goodbye from me! And it’s goodbye from her! (Hello!) Goodbye!</text:span></text:p>
      <text:p text:style-name="P3"><text:span text:style-name="T8">[2</text:span><text:span text:style-name="T10">5 1/2</text:span><text:span text:style-name="T8"> min] </text:span><text:span text:style-name="T5">[</text:span><text:span text:style-name="T14">NOVMUSIC.WAV</text:span><text:span text:style-name="T6">] </text:span><text:span text:style-name="T10">4 min 28 sec</text:span><text:span text:style-name="T8"><text:line-break/>[29 min 5</text:span><text:span text:style-name="T9">2</text:span><text:span text:style-name="T8"> sec] end</text:span></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11-17T13:41:31.231613963</dc:date>
    <meta:editing-duration>PT4H26M55S</meta:editing-duration>
    <meta:editing-cycles>44</meta:editing-cycles>
    <meta:generator>LibreOffice/4.4.5.2$Linux_X86_64 LibreOffice_project/40m0$Build-2</meta:generator>
    <meta:document-statistic meta:table-count="0" meta:image-count="0" meta:object-count="0" meta:page-count="2" meta:paragraph-count="29" meta:word-count="1308" meta:character-count="7401" meta:non-whitespace-character-count="6119"/>
  </office:meta>
</office:document-meta>
</file>